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style-name="ce3"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00-00-00</text:date>, <text:time style:data-style-name="N2" text:time-value="20:55:24.8855390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0T20:55:50.422973817</dc:date>
    <meta:editing-duration>PT1H54M9S</meta:editing-duration>
    <meta:editing-cycles>27</meta:editing-cycles>
    <meta:generator>LibreOffice/25.2.6.2$Linux_X86_64 LibreOffice_project/520$Build-2</meta:generator>
    <meta:document-statistic meta:table-count="4" meta:cell-count="142" meta:object-count="0"/>
  </office:meta>
</office:document-meta>
</file>